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style:text-underline-style="solid" style:text-underline-width="auto" style:text-underline-color="font-color" fo:font-weight="bold" officeooo:rsid="001f748c" officeooo:paragraph-rsid="001f748c" style:font-weight-asian="bold" style:font-weight-complex="bold"/>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2pt" style:text-underline-style="solid" style:text-underline-width="auto" style:text-underline-color="font-color" fo:font-weight="bold" officeooo:rsid="001f748c" officeooo:paragraph-rsid="001f748c" style:font-size-asian="10.5pt" style:font-weight-asian="bold" style:font-size-complex="12pt" style:font-weight-complex="bold"/>
    </style:style>
    <style:style style:name="P6" style:family="paragraph" style:parent-style-name="Standard" style:master-page-name="Standard">
      <style:paragraph-properties style:page-number="auto"/>
    </style:style>
    <style:style style:name="T1" style:family="text">
      <style:text-properties officeooo:rsid="001f748c"/>
    </style:style>
    <style:style style:name="T2" style:family="text">
      <style:text-properties officeooo:rsid="002109f2"/>
    </style:style>
    <style:style style:name="T3" style:family="text">
      <style:text-properties officeooo:rsid="002259b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text:span text:style-name="T1">LIN</text:span> Jonathan, K<text:span text:style-name="T1">HELIFI</text:span> Alexandre</text:p>
      <text:p text:style-name="Standard"/>
      <text:p text:style-name="P2">README</text:p>
      <text:p text:style-name="P1"/>
      <text:p text:style-name="P4">Awalé:</text:p>
      <text:p text:style-name="P4"/>
      <text:p text:style-name="P5">Cheminement :</text:p>
      <text:p text:style-name="Standard"><text:tab/>Dans ce projet, nous avons réussi à faire une interface graphique fonctionnelle, qui prends le clic du joueur, regarde si la case est valide (si elle n'est pas vide et que la choisir n'enfreint pas la règle de la famine) pour le joueur concerné, distribue les graines, puis repars à l'envers <text:span text:style-name="T1">par rapport à</text:span> la dernière case modifiée pour voir si les cases ont 2 ou 3 graines et compter les points pour chaque case à la suite. </text:p>
      <text:p text:style-name="Standard">L'Intelligence Artificielle fonctionne, elle simule son tour pour voir quelle case est la plus intéressante pour son score et la choisir (la fonction qu'elle simule ne fonctionne pas, mais en enlevant des règles, on voit que l'IA choisi la case qui lui donne des points).</text:p>
      <text:p text:style-name="Standard">Le menu fonctionne sans problème et permet de choisir entre le mode « 2 joueurs »et le mode "vs cpu" ou contre L'IA.</text:p>
      <text:p text:style-name="Standard">L'affichage est très simple, un plateau rectangulaire avec des bouts arrondis blanc<text:span text:style-name="T1">s </text:span>avec des cases noir<text:span text:style-name="T1">e</text:span>s et une bande noire pour séparer les 2 joueurs. Le nombre de graines de chaque case est écrit en chiffres, et le tou<text:span text:style-name="T1">r</text:span> du joueur est signalé par un rectangle blanc du côté du joueur qui doit jouer.</text:p>
      <text:p text:style-name="Standard"/>
      <text:p text:style-name="P3">Problèmes et difficultés :</text:p>
      <text:p text:style-name="Standard"><text:tab/>Quand aux bugs, la dernière case modifiée par le joueur 2 n'est pas la bonne, de même pour la dernière case modifiée du joueur 1 après un tour complet <text:span text:style-name="T2">de distribution</text:span>.</text:p>
      <text:p text:style-name="Standard">On ne sait pas si le Game Over fonctionne. Les problèmes d'optimisation de mémoire créent des bugs <text:span text:style-name="T1">alors qu’il ne devrait pas il y en avoir</text:span>, ce qui doit être dû aux copies incessantes de structures. La fonction famine fonctionne, pourtant quand <text:span text:style-name="T1">elle est</text:span> utilisée dans une autre fonction, sa valeur retournée n'est pas prise en compte. La fin de partie utilise la fonction famine, donc ne marche pas. La fonction distribution saute des cases et ajoute plus de 1 graine alors qu'elle n'en est pas capable <text:span text:style-name="T1">lorsque l’on distribue une case composée de 12 graines ou plus</text:span>. Des erreurs de bus et de segmentations sont <text:span text:style-name="T1">souvent</text:span> annoncées alors que les fonctions appelées n'ont accès à aucune table.</text:p>
      <text:p text:style-name="Standard"/>
      <text:p text:style-name="Standard"><text:tab/>Pour les difficultés, les fonctions ne permettent pas de faire des animations sans alourdir la lecture du code de manière drastique, et le passage de la 12ème case à la première à fait doubler voir tripler la longueur des fonctions de distribution et du comptage de points.</text:p>
      <text:p text:style-name="Standard"/>
      <text:p text:style-name="P3">Les idées :</text:p>
      <text:p text:style-name="Standard"><text:tab/>Le highscore le plus intéressant à relever serait un score temporel, puisque le score maximal de graine est de 50, et marquer le temps <text:span text:style-name="T3">n’</text:span>est pas évident et <text:span text:style-name="T3">nous n’</text:span> a<text:span text:style-name="T3">vons</text:span> pas réussi. Une autre idée é<text:span text:style-name="T1">tait</text:span> de mettre en surbrillance la case qui allait être sélectionnée, ce qui est impossible avec la librairie graphique. <text:span text:style-name="T3">Nous aurions pu faire choisir la taille de la fenetre graphique au joueur mais cela nécessiterai que la partie affichage du programme soit proportionnelle et cela complique beaucoup les calculs des dessins du plateau de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y jon</meta:initial-creator>
    <meta:creation-date>2018-11-13T19:12:00</meta:creation-date>
    <dc:date>2018-11-13T23:41:39.731043950</dc:date>
    <meta:editing-cycles>66</meta:editing-cycles>
    <meta:editing-duration>PT4H28M46S</meta:editing-duration>
    <meta:generator>LibreOffice/5.2.7.2$Linux_X86_64 LibreOffice_project/20m0$Build-2</meta:generator>
    <meta:document-statistic meta:table-count="0" meta:image-count="0" meta:object-count="0" meta:page-count="1" meta:paragraph-count="14" meta:word-count="502" meta:character-count="2884" meta:non-whitespace-character-count="2391"/>
  </office:meta>
</office:document-meta>
</file>